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style:page-number="1"/>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Halloween słów kilka <text:line-break/>M.C.<text:line-break/><text:line-break/>I kolejny rok powoli się kończy. Zbliża się Gwiazdka, Mikołajki, wszystkie fajne święta. Ale po drodze czeka nas jeszcze jedno, poważnie obchodzone w Polsce: Wszystkich Świętych. Święto, które jednak nie powinno być obchodzone hucznie, zważywszy na to, jak ono przebiega. Odwiedzanie grobów naszych dziadków, pradziadków, braci, sióstr, rodziców, każdego, kogo straciliśmy, modlitwa w ich intencji – każdy wie, jak ono wygląda. I będąc szczerym, chociaż sam świąt nie obchodzę, to zawsze je szanowałem, a w szczególności to jedno.<text:line-break/><text:line-break/>W dzisiejszych czasach, nie ma co ukrywać, żyjemy z dnia na dzień. Trzeba się uczyć, by dostać się na dobre studia, trzeba studiować, by dostać dobrą pracę, trzeba dużo pracować, by zarabiać pieniądze i mieć godne życie, i tak bez przerwy, ciągle, im więcej, tym lepiej. Kto tak naprawdę ma czas wtedy iść odwiedzić groby, posprzątać je, zapalić znicze? Prawdopodobnie bardzo mały procent ludzi, a w szczególności młodych. Takie święto jest właśnie okazją, by to zrobić, by chociaż raz w roku pomodlić się za tych ludzi i ogólnie o nich pomyśleć. <text:line-break/><text:line-break/>A tu nagle do gry wchodzi Halloween. Polska ma bardzo dużą tendencje do łapania tego, co amerykańskie, a Halloween jest tego przykładem. I teraz pojawia się pytanie, czy to tak bardzo zły i straszny zwyczaj? Dzień przed naszym starym świętem dzieciaki ubierają się w straszne lub też śmieszne kostiumy i idą zbierać cukierki. Nastolatki i młodzi ludzie też się przebierają i idą imprezować, a w niektórych przypadkach <office:annotation office:name="__Annotation__21_1983635348"><dc:creator>Jakub Lisiecki</dc:creator><dc:date>2016-11-01T19:49:01</dc:date><text:p><text:span text:style-name="T1">Jasne</text:span></text:p></office:annotation><office:annotation office:name="__Annotation__19_1983635348"><dc:creator>Matyas Corra</dc:creator><dc:date>2016-11-01T18:22:31</dc:date><text:p><text:span text:style-name="T1">również zbierają słodycze może?</text:span></text:p></office:annotation><office:annotation office:name="__Annotation__17_1983635348"><dc:creator>Jakub Lisiecki</dc:creator><dc:date>2016-11-01T19:49:01</dc:date><text:p><text:span text:style-name="T1">Powtórzenie "też", powtórzenie "idą zbierać cukierki". Proponuję "również polują na łakocie"</text:span></text:p></office:annotation>też <office:annotation-end office:name="__Annotation__17_1983635348"/><office:annotation-end office:name="__Annotation__19_1983635348"/><office:annotation-end office:name="__Annotation__21_1983635348"/>również zbierają słodycze. Bawią się i spędzają miło cały wieczór. I jeśli mam być szczery, uważam, że to jedna z lepszych rzeczy, jaką mogliśmy podłapać od Amerykańców.<text:line-break/><text:line-break/>Nikt mnie nie przekona, że odwiedzanie grobów, nawet kogoś bliskiego, dla dziecka czy nastolatka będzie interesującym zajęciem. Ile razy słyszałem płaczące dziecko, które mówiło, że chce już wracać, albo kłótnie matki z młodym chłopakiem o to, że ten nie okazuje szacunku, tylko myśli o powrocie do domu. Będą znudzeni, będą myśleć, co by mogli robić, gdyby nie musieli siedzieć i układać zniczy i jedyne, czego będą chcieli, to jak najszybciej wrócić do domu. A dzięki Halloween mają okazję się wybawić, spędzić czas ze znajomymi, chodzić przebrani za potwory, duchy i inne straszydła, zbierać cukierki. Cała energia jest uwolniona, przez co następnego dnia będą spokojniejsi. Dzięki temu, może zamiast narzekać i myśleć o powrocie do domu, siądą spokojnie, pomyślą, czyj grób odwiedzają, co ich z tą osobą łączyło. Powspominają, zapalą znicz, może nawet się pomodlą. Więc czy jestem za tym, by Halloween weszło jako świecki zwyczaj do Polski? Jak najbardziej.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 meta:word-count="417" meta:character-count="2666" meta:non-whitespace-character-count="2242"/>
    <meta:generator>LibreOfficeDev/5.1.0.3$Linux_X86_64 LibreOffice_project/</meta:generator>
  </office:meta>
</office:document-meta>
</file>